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6427f" officeooo:paragraph-rsid="0006427f"/>
    </style:style>
    <style:style style:name="P2" style:family="paragraph" style:parent-style-name="Table_20_Contents">
      <style:text-properties officeooo:rsid="0006427f" officeooo:paragraph-rsid="0006427f"/>
    </style:style>
    <style:style style:name="P3" style:family="paragraph" style:parent-style-name="Table_20_Contents">
      <style:text-properties officeooo:rsid="00065606" officeooo:paragraph-rsid="00065606"/>
    </style:style>
    <style:style style:name="P4" style:family="paragraph" style:parent-style-name="Heading_20_1">
      <style:text-properties officeooo:paragraph-rsid="0006bf5a"/>
    </style:style>
    <style:style style:name="T1" style:family="text">
      <style:text-properties officeooo:rsid="00065606"/>
    </style:style>
    <style:style style:name="T2" style:family="text">
      <style:text-properties officeooo:rsid="0006c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Examen L6GECSIG<text:line-break/>Groupe Dispense d’assiduité – 15/05/2025</text:h>
      <text:h text:style-name="Heading_20_2" text:outline-level="2">Sujet</text:h>
      <text:p text:style-name="P1">Vous êtes stagiaire dans une commune de votre choix (plutôt celle que vous avez déjà utilisée pendant les cours).</text:p>
      <text:p text:style-name="P1">Votre maître de stage cherche à vous tester en vous demandant un rapport écrit en .pdf (nom du</text:p>
      <text:p text:style-name="P1">fichier : votre prénom) avec analyses et copies d’écran d’un maximum de 2 pages.</text:p>
      <text:h text:style-name="Heading_20_3" text:outline-level="3">Exploration d’une donnée</text:h>
      <text:p text:style-name="P1">Récupérer la donnée sur les parkings pour Nantes sur data.gouv et la présenter avec des métadonnées.</text:p>
      <text:h text:style-name="Heading_20_3" text:outline-level="3">Construction d’une indicateur</text:h>
      <text:p text:style-name="P1">L’objectif est de récupérer la surface des parkings pour pouvoir y mettre des dispositifs de type ombrière ou des arbres, construire un indicateur permettant de générer ce choix.</text:p>
      <text:h text:style-name="Heading_20_3" text:outline-level="3">Mise en pratique</text:h>
      <text:p text:style-name="P1">Faire un s<text:span text:style-name="T2">c</text:span>héma de traitement simplifié et le mettre en application puis faire une analyse rapide</text:p>
      <text:h text:style-name="Heading_20_3" text:outline-level="3">Barème</text:h>
      <table:table table:name="Tableau1" table:style-name="Tableau1">
        <table:table-column table:style-name="Tableau1.A"/>
        <table:table-column table:style-name="Tableau1.B"/>
        <table:table-row table:style-name="TableLine2141904306816">
          <table:table-cell table:style-name="Tableau1.A1" office:value-type="string">
            <text:p text:style-name="P2">Élément</text:p>
          </table:table-cell>
          <table:table-cell table:style-name="Tableau1.B1" office:value-type="string">
            <text:p text:style-name="P2">Points</text:p>
          </table:table-cell>
        </table:table-row>
        <table:table-row table:style-name="TableLine2141904309808">
          <table:table-cell table:style-name="Tableau1.A2" office:value-type="string">
            <text:p text:style-name="P2">Soin (nom du fichier, respect des deux pages, lisibilité des copies d’écran, présentation générale)</text:p>
          </table:table-cell>
          <table:table-cell table:style-name="Tableau1.B2" office:value-type="string">
            <text:p text:style-name="P2">4</text:p>
          </table:table-cell>
        </table:table-row>
        <table:table-row table:style-name="TableLine2141904317424">
          <table:table-cell table:style-name="Tableau1.A2" office:value-type="string">
            <text:p text:style-name="P2">Exploration de la donnée (choix de la donnée / métadonnées)</text:p>
          </table:table-cell>
          <table:table-cell table:style-name="Tableau1.B2" office:value-type="string">
            <text:p text:style-name="P2">2</text:p>
          </table:table-cell>
        </table:table-row>
        <table:table-row table:style-name="TableLine2141904310352">
          <table:table-cell table:style-name="Tableau1.A2" office:value-type="string">
            <text:p text:style-name="P2">Indicateur (<text:span text:style-name="T1">pertinence)</text:span></text:p>
          </table:table-cell>
          <table:table-cell table:style-name="Tableau1.B2" office:value-type="string">
            <text:p text:style-name="P3">1</text:p>
          </table:table-cell>
        </table:table-row>
        <table:table-row table:style-name="TableLine2141904310624">
          <table:table-cell table:style-name="Tableau1.A2" office:value-type="string">
            <text:p text:style-name="P3">Mise en pratique (schéma, carte, analyse)</text:p>
          </table:table-cell>
          <table:table-cell table:style-name="Tableau1.B2" office:value-type="string">
            <text:p text:style-name="P3">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5T08:18:14.350000000</meta:creation-date>
    <dc:date>2025-05-15T08:42:50.001000000</dc:date>
    <meta:editing-duration>PT9M7S</meta:editing-duration>
    <meta:editing-cycles>3</meta:editing-cycles>
    <meta:generator>LibreOffice/7.2.3.2$Windows_X86_64 LibreOffice_project/d166454616c1632304285822f9c83ce2e660fd92</meta:generator>
    <meta:document-statistic meta:table-count="1" meta:image-count="0" meta:object-count="0" meta:page-count="1" meta:paragraph-count="22" meta:word-count="166" meta:character-count="1037" meta:non-whitespace-character-count="892"/>
  </office:meta>
</office:document-meta>
</file>